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1c0" officeooo:paragraph-rsid="0019b1c0"/>
    </style:style>
    <style:style style:name="P2" style:family="paragraph" style:parent-style-name="Standard">
      <style:paragraph-properties fo:text-align="center" style:justify-single-word="false"/>
      <style:text-properties fo:font-size="15pt" officeooo:rsid="0019b1c0" officeooo:paragraph-rsid="0019b1c0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b1c0" officeooo:paragraph-rsid="0019b1c0" style:font-weight-asian="bold" style:font-weight-complex="bold"/>
    </style:style>
    <style:style style:name="P4" style:family="paragraph" style:parent-style-name="Standard">
      <style:text-properties officeooo:rsid="001ae628" officeooo:paragraph-rsid="001ae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MENT DES CANARDS SAUVAGES DANS LE DEPARTEMENT DU GERS</text:p>
      <text:p text:style-name="P1"/>
      <text:p text:style-name="P3">USERS STORIES</text:p>
      <text:p text:style-name="P3"/>
      <text:p text:style-name="P1"/>
      <text:p text:style-name="P1">En tant qu’utilisateur, je souhaite pouvoir indiquer rapidement et simplement que j’ai aperçu un/plusieurs canard(s) sauvage(s)</text:p>
      <text:p text:style-name="P1"/>
      <text:p text:style-name="P1">En tant qu’utilisateur, je souhaite pouvoir indiquer l’endroit où j’ai aperçu un/plusieurs canard(s) sauvage(s)</text:p>
      <text:p text:style-name="P1"/>
      <text:p text:style-name="P1">En tant qu’utilisateur, je souhaite pouvoir indiquer l’heure à laquelle j’ai aperçu un/plusieurs canard(s) sauvage(s)</text:p>
      <text:p text:style-name="P1"/>
      <text:p text:style-name="P1">En tant qu’utilisateur, je souhaite consulter le nombre de canards sauvages aperçus dans le Gers</text:p>
      <text:p text:style-name="P1"/>
      <text:p text:style-name="P1">En tant qu’utilisateur, je souhaite consulter les lieux où ont été aperçus des canards sauvages dans le Gers</text:p>
      <text:p text:style-name="P1"/>
      <text:p text:style-name="P1">En tant qu’utilisateur, je souhaite consulter les heures auxquelles des canards sauvages ont été aperçus dans le Gers</text:p>
      <text:p text:style-name="P1"/>
      <text:p text:style-name="P1"/>
      <text:p text:style-name="P4">En tant qu’administrateur, je souhaite stocker les informations collectées afin de pouvoir les analyser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2:03:30.063709570</meta:creation-date>
    <dc:date>2018-08-16T12:21:22.763677614</dc:date>
    <meta:editing-duration>PT6M22S</meta:editing-duration>
    <meta:editing-cycles>1</meta:editing-cycles>
    <meta:document-statistic meta:table-count="0" meta:image-count="0" meta:object-count="0" meta:page-count="1" meta:paragraph-count="9" meta:word-count="121" meta:character-count="854" meta:non-whitespace-character-count="742"/>
    <meta:generator>LibreOffice/6.0.3.2$Linux_X86_64 LibreOffice_project/00m0$Build-2</meta:generator>
  </office:meta>
</office:document-meta>
</file>